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4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4cm"/>
      <style:paragraph-properties style:writing-mode="lr-tb"/>
    </style:style>
    <style:style style:name="gr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8" style:family="graphic" style:parent-style-name="standard">
      <style:graphic-properties svg:stroke-width="0.05cm" svg:stroke-color="#cc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.4cm" svg:height="7.9cm" svg:x="0.3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5.747cm" svg:height="1.673cm" svg:x="1cm" svg:y="0.5cm">
          <draw:text-box>
            <text:p text:style-name="P2">Pilha de Execução</text:p>
            <text:p text:style-name="P2">(ou Stack)</text:p>
          </draw:text-box>
        </draw:frame>
        <draw:frame draw:style-name="gr3" draw:text-style-name="P4" draw:layer="layout" svg:width="3.914cm" svg:height="0.962cm" svg:x="0.5cm" svg:y="3.2cm">
          <draw:text-box>
            <text:p>minhaConta</text:p>
          </draw:text-box>
        </draw:frame>
        <draw:custom-shape draw:style-name="gr4" draw:text-style-name="P1" draw:layer="layout" svg:width="2cm" svg:height="1.1cm" svg:x="4.6cm" svg:y="3.1cm">
          <text:p><text:span text:style-name="T1">@1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7.9cm" svg:x="10.9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013cm" svg:height="0.962cm" svg:x="13.4cm" svg:y="0.5cm">
          <draw:text-box>
            <text:p text:style-name="P2">Heap</text:p>
          </draw:text-box>
        </draw:frame>
        <draw:frame draw:style-name="gr6" draw:text-style-name="P4" draw:layer="layout" svg:width="2.085cm" svg:height="0.962cm" svg:x="11.9cm" svg:y="4.6cm">
          <draw:text-box>
            <text:p>nome</text:p>
          </draw:text-box>
        </draw:frame>
        <draw:custom-shape draw:style-name="gr4" draw:text-style-name="P1" draw:layer="layout" svg:width="2.6cm" svg:height="1.1cm" svg:x="14.7cm" svg:y="4.5cm">
          <text:p text:style-name="P2">“ ”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013cm" svg:height="0.962cm" svg:x="11.913cm" svg:y="6cm">
          <draw:text-box>
            <text:p>saldo</text:p>
          </draw:text-box>
        </draw:frame>
        <draw:custom-shape draw:style-name="gr4" draw:text-style-name="P1" draw:layer="layout" svg:width="2.6cm" svg:height="1.1cm" svg:x="14.713cm" svg:y="5.9cm">
          <text:p text:style-name="P2">0.0f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648cm" svg:height="0.962cm" svg:x="11.926cm" svg:y="3.2cm">
          <draw:text-box>
            <text:p>numero</text:p>
          </draw:text-box>
        </draw:frame>
        <draw:custom-shape draw:style-name="gr4" draw:text-style-name="P1" draw:layer="layout" svg:width="2.6cm" svg:height="1.1cm" svg:x="14.726cm" svg:y="3.1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5cm" svg:height="4.7cm" svg:x="1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.823cm" svg:height="0.962cm" svg:x="12cm" svg:y="1.8cm">
          <draw:text-box>
            <text:p><text:span text:style-name="T1">@1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5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5-14T21:52:06.941777471</meta:creation-date>
    <dc:date>2024-03-25T17:53:07.829814051</dc:date>
    <meta:editing-duration>PT25M40S</meta:editing-duration>
    <meta:editing-cycles>7</meta:editing-cycles>
    <meta:generator>LibreOffice/7.3.7.2$Linux_X86_64 LibreOffice_project/30$Build-2</meta:generator>
    <meta:document-statistic meta:object-count="14"/>
  </office:meta>
</office:document-meta>
</file>